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fo:min-height="2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Niech Twój rozbłyśnie dzień</text:span><text:span text:style-name="T1"><text:line-break/></text:span><text:span text:style-name="T1">Niech nadejdzie</text:span><text:span text:style-name="T1"><text:line-break/></text:span><text:span text:style-name="T1">Twe zmiłowanie</text:span><text:span text:style-name="T1"><text:line-break/></text:span><text:span text:style-name="T1">Niech wreszcie</text:span><text:span text:style-name="T1"><text:line-break/></text:span><text:span text:style-name="T1">wstanie Twój dzień</text:span><text:span text:style-name="T1"><text:line-break/></text:span><text:span text:style-name="T1">Ocalenie przyniesie n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12-07T13:11:41</dc:date>
    <meta:editing-cycles>4</meta:editing-cycles>
    <meta:editing-duration>PT1H53M23S</meta:editing-duration>
    <meta:user-defined meta:name="Informacja 1"/>
    <meta:user-defined meta:name="Informacja 2"/>
    <meta:user-defined meta:name="Informacja 3"/>
    <meta:user-defined meta:name="Informacja 4"/>
    <meta:document-statistic meta:object-count="24"/>
  </office:meta>
</office:document-meta>
</file>